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284.06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19" table:default-cell-style-name="ce4"/>
        <table:table-column table:style-name="co20" table:default-cell-style-name="ce4"/>
        <table:table-column table:style-name="co20" table:default-cell-style-name="Default"/>
        <table:table-column table:style-name="co7" table:number-columns-repeated="98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88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3"/>
          <table:table-cell table:style-name="ce4" table:number-columns-repeated="988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evapor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mwc_model_check_leapfrog_nonconservativ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Nonconservativ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mwc_model_check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mwc_model_check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mwc_model_check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9"/>
        </table:table-row>
        <table:table-row table:style-name="ro1" table:number-rows-repeated="24">
          <table:table-cell table:number-columns-repeated="31"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7:36:58.059511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4-18T17:43:54.294813452</dc:date>
    <meta:editing-duration>P3DT6H51M57S</meta:editing-duration>
    <meta:editing-cycles>21</meta:editing-cycles>
    <meta:generator>LibreOffice/5.1.6.2$Linux_X86_64 LibreOffice_project/10m0$Build-2</meta:generator>
    <meta:document-statistic meta:table-count="1" meta:cell-count="2437" meta:object-count="0"/>
  </office:meta>
</office:document-meta>
</file>